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16b7" officeooo:paragraph-rsid="000c16b7"/>
    </style:style>
    <style:style style:name="P2" style:family="paragraph" style:parent-style-name="Standard">
      <style:text-properties officeooo:rsid="000c16b7" officeooo:paragraph-rsid="0015eb6a"/>
    </style:style>
    <style:style style:name="P3" style:family="paragraph" style:parent-style-name="Standard">
      <style:text-properties officeooo:rsid="000c16b7" officeooo:paragraph-rsid="002ea8dd"/>
    </style:style>
    <style:style style:name="P4" style:family="paragraph" style:parent-style-name="Standard">
      <style:text-properties officeooo:rsid="000c16b7" officeooo:paragraph-rsid="0037075a"/>
    </style:style>
    <style:style style:name="P5" style:family="paragraph" style:parent-style-name="Standard">
      <style:text-properties officeooo:rsid="000c16b7" officeooo:paragraph-rsid="003872af"/>
    </style:style>
    <style:style style:name="P6" style:family="paragraph" style:parent-style-name="Standard">
      <style:text-properties officeooo:rsid="000c16b7" officeooo:paragraph-rsid="004a79c3"/>
    </style:style>
    <style:style style:name="P7" style:family="paragraph" style:parent-style-name="Standard">
      <style:text-properties officeooo:rsid="000c16b7" officeooo:paragraph-rsid="00569e01"/>
    </style:style>
    <style:style style:name="P8" style:family="paragraph" style:parent-style-name="Standard">
      <style:text-properties officeooo:rsid="0015eb6a" officeooo:paragraph-rsid="0015eb6a"/>
    </style:style>
    <style:style style:name="P9" style:family="paragraph" style:parent-style-name="Standard">
      <style:text-properties officeooo:rsid="0017e323" officeooo:paragraph-rsid="0017e323"/>
    </style:style>
    <style:style style:name="P10" style:family="paragraph" style:parent-style-name="Standard">
      <style:text-properties officeooo:rsid="0017ebe5" officeooo:paragraph-rsid="0017ebe5"/>
    </style:style>
    <style:style style:name="P11" style:family="paragraph" style:parent-style-name="Standard">
      <style:text-properties officeooo:rsid="0018edc8" officeooo:paragraph-rsid="001a54ed"/>
    </style:style>
    <style:style style:name="P12" style:family="paragraph" style:parent-style-name="Standard">
      <style:text-properties officeooo:rsid="001d5951" officeooo:paragraph-rsid="001d5951"/>
    </style:style>
    <style:style style:name="P13" style:family="paragraph" style:parent-style-name="Standard">
      <style:text-properties officeooo:rsid="003961d4" officeooo:paragraph-rsid="003961d4"/>
    </style:style>
    <style:style style:name="P14" style:family="paragraph" style:parent-style-name="Standard">
      <style:text-properties officeooo:rsid="003af213" officeooo:paragraph-rsid="003af213"/>
    </style:style>
    <style:style style:name="P15" style:family="paragraph" style:parent-style-name="Standard">
      <style:text-properties officeooo:rsid="003c61ef" officeooo:paragraph-rsid="003c61ef"/>
    </style:style>
    <style:style style:name="P16" style:family="paragraph" style:parent-style-name="Standard">
      <style:text-properties officeooo:rsid="003c61ef" officeooo:paragraph-rsid="006923db"/>
    </style:style>
    <style:style style:name="P17" style:family="paragraph" style:parent-style-name="Standard">
      <style:text-properties officeooo:rsid="003db4e9" officeooo:paragraph-rsid="003db4e9"/>
    </style:style>
    <style:style style:name="P18" style:family="paragraph" style:parent-style-name="Standard">
      <style:text-properties officeooo:rsid="0061fe58" officeooo:paragraph-rsid="0061fe58"/>
    </style:style>
    <style:style style:name="P19" style:family="paragraph" style:parent-style-name="Standard">
      <style:text-properties officeooo:rsid="006afb85" officeooo:paragraph-rsid="006afb85"/>
    </style:style>
    <style:style style:name="P20" style:family="paragraph" style:parent-style-name="Standard">
      <style:text-properties officeooo:rsid="006cca47" officeooo:paragraph-rsid="006d32c2"/>
    </style:style>
    <style:style style:name="P21" style:family="paragraph" style:parent-style-name="Standard">
      <style:text-properties officeooo:rsid="0070f4cb" officeooo:paragraph-rsid="0070f4cb"/>
    </style:style>
    <style:style style:name="P22" style:family="paragraph" style:parent-style-name="Standard">
      <style:text-properties officeooo:rsid="007537db" officeooo:paragraph-rsid="007537db"/>
    </style:style>
    <style:style style:name="P23" style:family="paragraph" style:parent-style-name="Standard">
      <style:text-properties officeooo:rsid="007796f5" officeooo:paragraph-rsid="007796f5"/>
    </style:style>
    <style:style style:name="P24" style:family="paragraph" style:parent-style-name="Standard">
      <style:text-properties officeooo:rsid="0061fe58" officeooo:paragraph-rsid="0061fe58"/>
    </style:style>
    <style:style style:name="P25" style:family="paragraph" style:parent-style-name="Standard">
      <style:text-properties officeooo:rsid="00866c3d" officeooo:paragraph-rsid="00866c3d"/>
    </style:style>
    <style:style style:name="P26" style:family="paragraph" style:parent-style-name="Standard">
      <style:text-properties officeooo:rsid="00866c3d" officeooo:paragraph-rsid="008a2ea4"/>
    </style:style>
    <style:style style:name="P27" style:family="paragraph" style:parent-style-name="Standard">
      <style:text-properties officeooo:rsid="008a2ea4" officeooo:paragraph-rsid="008a2ea4"/>
    </style:style>
    <style:style style:name="T1" style:family="text">
      <style:text-properties officeooo:rsid="0015eb6a"/>
    </style:style>
    <style:style style:name="T2" style:family="text">
      <style:text-properties officeooo:rsid="001e1cc5"/>
    </style:style>
    <style:style style:name="T3" style:family="text">
      <style:text-properties officeooo:rsid="00219fe0"/>
    </style:style>
    <style:style style:name="T4" style:family="text">
      <style:text-properties officeooo:rsid="0021deb0"/>
    </style:style>
    <style:style style:name="T5" style:family="text">
      <style:text-properties officeooo:rsid="002479dd"/>
    </style:style>
    <style:style style:name="T6" style:family="text">
      <style:text-properties officeooo:rsid="002a964d"/>
    </style:style>
    <style:style style:name="T7" style:family="text">
      <style:text-properties officeooo:rsid="002ea8dd"/>
    </style:style>
    <style:style style:name="T8" style:family="text">
      <style:text-properties officeooo:rsid="0037075a"/>
    </style:style>
    <style:style style:name="T9" style:family="text">
      <style:text-properties officeooo:rsid="003872af"/>
    </style:style>
    <style:style style:name="T10" style:family="text">
      <style:text-properties officeooo:rsid="003a7737"/>
    </style:style>
    <style:style style:name="T11" style:family="text">
      <style:text-properties officeooo:rsid="003f0d9b"/>
    </style:style>
    <style:style style:name="T12" style:family="text">
      <style:text-properties officeooo:rsid="003f7fcb"/>
    </style:style>
    <style:style style:name="T13" style:family="text">
      <style:text-properties officeooo:rsid="0041a7cf"/>
    </style:style>
    <style:style style:name="T14" style:family="text">
      <style:text-properties officeooo:rsid="0043684e"/>
    </style:style>
    <style:style style:name="T15" style:family="text">
      <style:text-properties officeooo:rsid="0045d695"/>
    </style:style>
    <style:style style:name="T16" style:family="text">
      <style:text-properties officeooo:rsid="005593c7"/>
    </style:style>
    <style:style style:name="T17" style:family="text">
      <style:text-properties officeooo:rsid="00569e01"/>
    </style:style>
    <style:style style:name="T18" style:family="text">
      <style:text-properties officeooo:rsid="005d29d1"/>
    </style:style>
    <style:style style:name="T19" style:family="text">
      <style:text-properties officeooo:rsid="005e455f"/>
    </style:style>
    <style:style style:name="T20" style:family="text">
      <style:text-properties officeooo:rsid="0065c54c"/>
    </style:style>
    <style:style style:name="T21" style:family="text">
      <style:text-properties officeooo:rsid="00666459"/>
    </style:style>
    <style:style style:name="T22" style:family="text">
      <style:text-properties officeooo:rsid="00678d02"/>
    </style:style>
    <style:style style:name="T23" style:family="text">
      <style:text-properties officeooo:rsid="0067feb8"/>
    </style:style>
    <style:style style:name="T24" style:family="text">
      <style:text-properties officeooo:rsid="006923db"/>
    </style:style>
    <style:style style:name="T25" style:family="text">
      <style:text-properties officeooo:rsid="006d32c2"/>
    </style:style>
    <style:style style:name="T26" style:family="text">
      <style:text-properties officeooo:rsid="006dee59"/>
    </style:style>
    <style:style style:name="T27" style:family="text">
      <style:text-properties officeooo:rsid="0072c19e"/>
    </style:style>
    <style:style style:name="T28" style:family="text">
      <style:text-properties officeooo:rsid="00793c61"/>
    </style:style>
    <style:style style:name="T29" style:family="text">
      <style:text-properties officeooo:rsid="007960c7"/>
    </style:style>
    <style:style style:name="T30" style:family="text">
      <style:text-properties officeooo:rsid="007d47bd"/>
    </style:style>
    <style:style style:name="T31" style:family="text">
      <style:text-properties officeooo:rsid="0061fe58"/>
    </style:style>
    <style:style style:name="T32" style:family="text">
      <style:text-properties officeooo:rsid="00886149"/>
    </style:style>
    <style:style style:name="T33" style:family="text">
      <style:text-properties officeooo:rsid="008bbc26"/>
    </style:style>
    <style:style style:name="T34" style:family="text">
      <style:text-properties officeooo:rsid="008d42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inary trees encompass a family of recursive data structures and <text:span text:style-name="T7">lay the foundation for more complex trees.</text:span></text:p>
      <text:p text:style-name="P1"/>
      <text:p text:style-name="P23">Should I include this??</text:p>
      <text:p text:style-name="P23">&lt;!-- A recursive diverging graph <text:span text:style-name="T28">OR family of foundational recursive structures </text:span>--&gt;</text:p>
      <text:p text:style-name="P1"/>
      <text:p text:style-name="P1">breath</text:p>
      <text:p text:style-name="P1"/>
      <text:p text:style-name="P1">&lt;!-- node --&gt;</text:p>
      <text:p text:style-name="P1">The basic building block of a Binary Tree is a node. Each node has three pointers to other nodes: a left <text:s/>child, a right <text:s/>child, and a parent. </text:p>
      <text:p text:style-name="P1"/>
      <text:p text:style-name="P1">breath</text:p>
      <text:p text:style-name="P1"/>
      <text:p text:style-name="P4">Binary trees are <text:span text:style-name="T16">like </text:span>family trees: a is the parent of b, and b is the left child of a. <text:span text:style-name="T8">a is also c’s parent, but c is the right child of a.</text:span></text:p>
      <text:p text:style-name="P1"/>
      <text:p text:style-name="P1">pause 1</text:p>
      <text:p text:style-name="P1"/>
      <text:p text:style-name="P1">&lt;!-- simple tree --&gt; //<text:span text:style-name="T3">better transition needed</text:span></text:p>
      <text:p text:style-name="P5"><text:span text:style-name="T6">Other familial relations hold: </text:span>a is d's <text:span text:style-name="T9">grandparent</text:span>, and d is a's grandchild.</text:p>
      <text:p text:style-name="P1"/>
      <text:p text:style-name="P1">a's descendants are a's <text:span text:style-name="T4">children</text:span>, and their children, and so on, <text:span text:style-name="T20">and </text:span>e's ancestors are e's parent, and their parent, and so on.</text:p>
      <text:p text:style-name="P1"/>
      <text:p text:style-name="P14">Should I include this?</text:p>
      <text:p text:style-name="P13">Aside from the relationships between nodes, the family tree metaphor doesn’t make much sense <text:span text:style-name="T10">when you consider that each node has exactly one parent (except the root), and each node it the only parent to 0-2 children. <text:s/>(not in .html script)</text:span></text:p>
      <text:p text:style-name="P13"/>
      <text:p text:style-name="P14">Pause 1</text:p>
      <text:p text:style-name="P13"/>
      <text:p text:style-name="P1">Another metaphor for a binary tree is a tree like one in <text:span text:style-name="T21">a</text:span> forest; but the tree is upside down. In computer science, the root of the tree is drawn at the top, and the leaves are at the bottom.</text:p>
      <text:p text:style-name="P1"/>
      <text:p text:style-name="P1">breath</text:p>
      <text:p text:style-name="P1"/>
      <text:p text:style-name="P1">The root of the tree is special, it has no parent. The leaves are also special, they have no children, <text:span text:style-name="T29">or rather, they have null children.</text:span></text:p>
      <text:p text:style-name="P1"/>
      <text:p text:style-name="P1">&lt;!-- However, there is a wrinkle. Because the leaves are nodes, and every node has two pointers to children, we <text:span text:style-name="T5">can </text:span>think of the <text:span text:style-name="T5">leaves’ children not part of the tree, or </text:span>external nodes.--&gt;</text:p>
      <text:p text:style-name="P1"/>
      <text:p text:style-name="P1">pause 1</text:p>
      <text:p text:style-name="P1"/>
      <text:p text:style-name="P1">&lt;!-- tree stuff --&gt;</text:p>
      <text:p text:style-name="P7">The tree itself consists of just the root. <text:span text:style-name="T22">A single </text:span>node <text:span text:style-name="T17">is a valid </text:span>tree.</text:p>
      <text:p text:style-name="P1"/>
      <text:p text:style-name="P1">breath</text:p>
      <text:p text:style-name="P15"><text:soft-page-break/></text:p>
      <text:p text:style-name="P19">&lt;!-- ??? --&gt;</text:p>
      <text:p text:style-name="P16">The subtree of a node<text:span text:style-name="T30"> </text:span>is <text:span text:style-name="T23">a</text:span> tree <text:span text:style-name="T24">consisting of the node and its descendants. The root of this subtree is the original node itself.</text:span></text:p>
      <text:p text:style-name="P1"/>
      <text:p text:style-name="P17">Breath</text:p>
      <text:p text:style-name="P17"/>
      <text:p text:style-name="P20">&lt;!-- grey out stuff <text:span text:style-name="T25">and change root ptr</text:span>--&gt;</text:p>
      <text:p text:style-name="P17">The subtree of <text:s/>c looks like this. The subtree of <text:s/>d is just d.</text:p>
      <text:p text:style-name="P1"/>
      <text:p text:style-name="P1">pause 1</text:p>
      <text:p text:style-name="P1"/>
      <text:p text:style-name="P1">The size of a tree is the number of nodes <text:span text:style-name="T26">in the tree</text:span>. For example, this tree's size is 7.</text:p>
      <text:p text:style-name="P1"/>
      <text:p text:style-name="P1">breath</text:p>
      <text:p text:style-name="P1"/>
      <text:p text:style-name="P21">Nodes point to other nodes of in a recursive manner, and we can mirror this with recursive algorithms.</text:p>
      <text:p text:style-name="P1"/>
      <text:p text:style-name="P21">OR</text:p>
      <text:p text:style-name="P1"/>
      <text:p text:style-name="P1">Because nodes point to other nodes of identical structure, this recursiveness makes it natural to use recursive algorithms<text:span text:style-name="T18">.</text:span></text:p>
      <text:p text:style-name="P1"/>
      <text:p text:style-name="P1">pause 1</text:p>
      <text:p text:style-name="P1"/>
      <text:p text:style-name="P1">&lt;!-- piecewise recursive size algorithm/function --&gt;</text:p>
      <text:p text:style-name="P1"/>
      <text:p text:style-name="P1">For example, a <text:span text:style-name="T27">recursive </text:span>algorithm <text:span text:style-name="T11">for</text:span> size of <text:span text:style-name="T13">a</text:span> binary tree rooted at <text:span text:style-name="T12">a </text:span>node u would:</text:p>
      <text:p text:style-name="P1">if u is <text:span text:style-name="T1">null,</text:span> return 0,</text:p>
      <text:p text:style-name="P1">else return size(left <text:s/>child <text:s/>of <text:s/>u) + size(left <text:s/>child <text:s/>of <text:s/>u) + 1</text:p>
      <text:p text:style-name="P1"/>
      <text:p text:style-name="P1">pause 1</text:p>
      <text:p text:style-name="P1"/>
      <text:p text:style-name="P6">The height of a node is the <text:span text:style-name="T14">distance in pointer hops </text:span>to its <text:span text:style-name="T14">farthest </text:span>descendant.<text:span text:style-name="T34">s</text:span></text:p>
      <text:p text:style-name="P1"/>
      <text:p text:style-name="P1">breath</text:p>
      <text:p text:style-name="P1"/>
      <text:p text:style-name="P1">The height of a leaf is always 0. The height of c is 1.</text:p>
      <text:p text:style-name="P1"/>
      <text:p text:style-name="P1">breath</text:p>
      <text:p text:style-name="P1"/>
      <text:p text:style-name="P1">The height of a tree is the height of its root. The height of this tree is 2. It would be natural to use recursion to compute this as well.</text:p>
      <text:p text:style-name="P1"/>
      <text:p text:style-name="P22">If u is null, return -1</text:p>
      <text:p text:style-name="P22">else result max(height of left child, height of right child) + 1</text:p>
      <text:p text:style-name="P1"/>
      <text:p text:style-name="P2">Pause 1</text:p>
      <text:p text:style-name="P2"/>
      <text:p text:style-name="P8"><text:soft-page-break/>The depth of a node is <text:span text:style-name="T15">the distance </text:span>between it and the root. The depth of the root is always 0, <text:span text:style-name="T19">and</text:span> the depth of b is 1.</text:p>
      <text:p text:style-name="P8"/>
      <text:p text:style-name="P10">breath</text:p>
      <text:p text:style-name="P9"/>
      <text:p text:style-name="P26">The algorithm for depth is more naturally calculated iteratively. This is better coding practice; <text:span text:style-name="T31">a major flaw with recursion is the prohibitive amount of function call stack space required. </text:span></text:p>
      <text:p text:style-name="P26"/>
      <text:p text:style-name="P27">Pause breath</text:p>
      <text:p text:style-name="P26"/>
      <text:p text:style-name="P26">Recursive algorithms generally require at least one recursive function call for every node in the tree, and when the tree is big, there isn’t space to store that many function calls on the stack, and the program crashes.</text:p>
      <text:p text:style-name="P18"/>
      <text:p text:style-name="P18"><text:span text:style-name="T32">&lt;!--</text:span>It would also be natural to compute depth recursively, but a major flaw with recursion is the prohibitive amount of function call stack space required when making a function call for each node, when the tree is big. --<text:span text:style-name="T32">&gt;</text:span></text:p>
      <text:p text:style-name="P11"/>
      <text:p text:style-name="P12">Breath</text:p>
      <text:p text:style-name="P12"/>
      <text:p text:style-name="P12">The function call stack has some maximum depth, and if the number of function calls <text:span text:style-name="T2">exceeds</text:span> this, the program will crash. Its generally safer to use an iterative solu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5:34:42.421118202</meta:creation-date>
    <dc:date>2017-05-15T15:15:36.805527479</dc:date>
    <meta:editing-duration>PT14H17M38S</meta:editing-duration>
    <meta:editing-cycles>111</meta:editing-cycles>
    <meta:generator>LibreOffice/5.1.6.2$Linux_X86_64 LibreOffice_project/10m0$Build-2</meta:generator>
    <meta:document-statistic meta:table-count="0" meta:image-count="0" meta:object-count="0" meta:page-count="3" meta:paragraph-count="56" meta:word-count="729" meta:character-count="3832" meta:non-whitespace-character-count="3156"/>
  </office:meta>
</office:document-meta>
</file>